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66.53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44.47mm"/>
    </style:style>
    <style:style style:name="co11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" style:family="table-cell" style:parent-style-name="Default">
      <style:text-properties fo:color="#ce181e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000000"/>
      <style:text-properties fo:color="#ce181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Kelas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ce7"/>
        <table:table-column table:style-name="co6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1" office:value-type="string" calcext:value-type="string">
            <text:p>UTS</text:p>
          </table:table-cell>
          <table:table-cell table:style-name="ce1" office:value-type="string" calcext:value-type="string">
            <text:p>KUIS 1</text:p>
          </table:table-cell>
          <table:table-cell table:style-name="ce1" office:value-type="string" calcext:value-type="string">
            <text:p>KUIS 2</text:p>
          </table:table-cell>
          <table:table-cell table:style-name="ce1" table:number-columns-repeated="2"/>
          <table:table-cell table:style-name="Default"/>
          <table:table-cell/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4151007</text:p>
          </table:table-cell>
          <table:table-cell office:value-type="string" calcext:value-type="string">
            <text:p>Alfin Mukhtasar</text:p>
          </table:table-cell>
          <table:table-cell table:formula="of:=25+15+20+25"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161002</text:p>
          </table:table-cell>
          <table:table-cell office:value-type="string" calcext:value-type="string">
            <text:p>Aditya Prabowo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4161010</text:p>
          </table:table-cell>
          <table:table-cell office:value-type="string" calcext:value-type="string">
            <text:p>Andi Irvan Rachmadani</text:p>
          </table:table-cell>
          <table:table-cell table:formula="of:=25+12.5+12.5+12.5" office:value-type="float" office:value="62.5" calcext:value-type="float">
            <text:p>62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4161036</text:p>
          </table:table-cell>
          <table:table-cell office:value-type="string" calcext:value-type="string">
            <text:p>Kevin Crhistovano Sumbung</text:p>
          </table:table-cell>
          <table:table-cell table:formula="of:=25+15+12.5+12.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4161051</text:p>
          </table:table-cell>
          <table:table-cell office:value-type="string" calcext:value-type="string">
            <text:p>Novandhika Zainul Hasan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4161063</text:p>
          </table:table-cell>
          <table:table-cell office:value-type="string" calcext:value-type="string">
            <text:p>Rico Prabowo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4171001</text:p>
          </table:table-cell>
          <table:table-cell office:value-type="string" calcext:value-type="string">
            <text:p>Abdur Razaq Naufal</text:p>
          </table:table-cell>
          <table:table-cell table:formula="of:=25+15+25+15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4171003</text:p>
          </table:table-cell>
          <table:table-cell office:value-type="string" calcext:value-type="string">
            <text:p>Achmad Rifa'i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4171004</text:p>
          </table:table-cell>
          <table:table-cell office:value-type="string" calcext:value-type="string">
            <text:p>Ade Irfan Kurniawan Pontoh</text:p>
          </table:table-cell>
          <table:table-cell table:formula="of:=20+20+12.5+25" office:value-type="float" office:value="77.5" calcext:value-type="float">
            <text:p>77.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4171005</text:p>
          </table:table-cell>
          <table:table-cell office:value-type="string" calcext:value-type="string">
            <text:p>Agung Suira Kusuma Ramadhan</text:p>
          </table:table-cell>
          <table:table-cell table:formula="of:=20+20+25+25"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171006</text:p>
          </table:table-cell>
          <table:table-cell office:value-type="string" calcext:value-type="string">
            <text:p>Ahmad Fahm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4171008</text:p>
          </table:table-cell>
          <table:table-cell office:value-type="string" calcext:value-type="string">
            <text:p>Ahmad Maulana Rizk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4171011</text:p>
          </table:table-cell>
          <table:table-cell office:value-type="string" calcext:value-type="string">
            <text:p>Andhika Naufal Zein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4171013</text:p>
          </table:table-cell>
          <table:table-cell office:value-type="string" calcext:value-type="string">
            <text:p>Ashari Kemal Abdul Nasser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4171014</text:p>
          </table:table-cell>
          <table:table-cell office:value-type="string" calcext:value-type="string">
            <text:p>Asy-Syifa Ainina Amali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4171016</text:p>
          </table:table-cell>
          <table:table-cell office:value-type="string" calcext:value-type="string">
            <text:p>Ayu Noviyanti Putr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table:formula="of:=25+12.5+25+25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4171019</text:p>
          </table:table-cell>
          <table:table-cell office:value-type="string" calcext:value-type="string">
            <text:p>Danny Anthonyo Sattu Sailo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4171021</text:p>
          </table:table-cell>
          <table:table-cell office:value-type="string" calcext:value-type="string">
            <text:p>Deva Ayuk Kurniawat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4171023</text:p>
          </table:table-cell>
          <table:table-cell office:value-type="string" calcext:value-type="string">
            <text:p>Ezekiel Miracle Bintang Anugerah</text:p>
          </table:table-cell>
          <table:table-cell table:formula="of:=25+15+12.5+15" office:value-type="float" office:value="67.5" calcext:value-type="float">
            <text:p>67.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4171025</text:p>
          </table:table-cell>
          <table:table-cell office:value-type="string" calcext:value-type="string">
            <text:p>Fahreza Aditya Wahab Syahranie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4171026</text:p>
          </table:table-cell>
          <table:table-cell office:value-type="string" calcext:value-type="string">
            <text:p>Fajar Ramadani Hadianto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4171027</text:p>
          </table:table-cell>
          <table:table-cell office:value-type="string" calcext:value-type="string">
            <text:p>Faredo Firmaidod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4171028</text:p>
          </table:table-cell>
          <table:table-cell office:value-type="string" calcext:value-type="string">
            <text:p>Frendy Vidian S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4171029</text:p>
          </table:table-cell>
          <table:table-cell office:value-type="string" calcext:value-type="string">
            <text:p>Ghozi Alif Kirana R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4171031</text:p>
          </table:table-cell>
          <table:table-cell office:value-type="string" calcext:value-type="string">
            <text:p>Ifandi Rahmad Riswant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4171032</text:p>
          </table:table-cell>
          <table:table-cell office:value-type="string" calcext:value-type="string">
            <text:p>Ima Merli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4171033</text:p>
          </table:table-cell>
          <table:table-cell office:value-type="string" calcext:value-type="string">
            <text:p>Indean Gandi Al-Zhabit</text:p>
          </table:table-cell>
          <table:table-cell table:formula="of:=25+25+20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4171034</text:p>
          </table:table-cell>
          <table:table-cell office:value-type="string" calcext:value-type="string">
            <text:p>Indra Mahardhika Audhy Prakasa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4171037</text:p>
          </table:table-cell>
          <table:table-cell office:value-type="string" calcext:value-type="string">
            <text:p>Juan Novly Azareel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4171038</text:p>
          </table:table-cell>
          <table:table-cell office:value-type="string" calcext:value-type="string">
            <text:p>Kresna Prasetya Pamungkas</text:p>
          </table:table-cell>
          <table:table-cell table:formula="of:=25+25+25+25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4171039</text:p>
          </table:table-cell>
          <table:table-cell office:value-type="string" calcext:value-type="string">
            <text:p>M. Aji Pangestu</text:p>
          </table:table-cell>
          <table:table-cell table:formula="of:=20+20+12.5+12.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las B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24" office:value-type="string" calcext:value-type="string">
            <text:p>UTS</text:p>
          </table:table-cell>
          <table:table-cell table:style-name="ce24" office:value-type="string" calcext:value-type="string">
            <text:p>PERBAIKAN UTS</text:p>
          </table:table-cell>
          <table:table-cell table:style-name="ce1" office:value-type="string" calcext:value-type="string">
            <text:p>UTS FINAL</text:p>
          </table:table-cell>
          <table:table-cell table:style-name="ce1" office:value-type="string" calcext:value-type="string">
            <text:p>KUIS 1</text:p>
          </table:table-cell>
          <table:table-cell table:style-name="ce1" office:value-type="string" calcext:value-type="string">
            <text:p>KUIS 2</text:p>
          </table:table-cell>
          <table:table-cell table:style-name="ce14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2]+0.4*[.G2]" office:value-type="float" office:value="50.8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161003" calcext:value-type="float">
            <text:p>4161003</text:p>
          </table:table-cell>
          <table:table-cell table:style-name="ce11" office:value-type="string" calcext:value-type="string">
            <text:p>Ahmad Budi Mulia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0.6*[.F3]+0.4*[.G3]" office:value-type="float" office:value="56.8" calcext:value-type="float">
            <text:p>56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4]+0.4*[.G4]" office:value-type="float" office:value="44.8" calcext:value-type="float">
            <text:p>44.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office:value-type="string" calcext:value-type="string">
            <text:p>Reno Reynald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formula="of:=0.6*[.F5]+0.4*[.G5]"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office:value-type="string" calcext:value-type="string">
            <text:p>Yosua Tuwaida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6]+0.4*[.G6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 table:formula="of:=20+25+12.5+25"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0.6*[.F7]+0.4*[.G7]" office:value-type="float" office:value="54.4" calcext:value-type="float">
            <text:p>54.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0.6*[.F8]+0.4*[.G8]" office:value-type="float" office:value="77.2" calcext:value-type="float">
            <text:p>77.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9]+0.4*[.G9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0]+0.4*[.G10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table:formula="of:=20+12.5+12.5+25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0.6*[.F11]+0.4*[.G11]" office:value-type="float" office:value="52.6" calcext:value-type="float">
            <text:p>52.6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12]+0.4*[.G12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office:value-type="string" calcext:value-type="string">
            <text:p>Muhammad Rizky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13]+0.4*[.G13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4]+0.4*[.G14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5]+0.4*[.G15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office:value-type="string" calcext:value-type="string">
            <text:p>Novian Alfariz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0.6*[.F16]+0.4*[.G16]" office:value-type="float" office:value="47.8" calcext:value-type="float">
            <text:p>47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7]+0.4*[.G17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18]+0.4*[.G18]" office:value-type="float" office:value="44.8" calcext:value-type="float">
            <text:p>44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table:formula="of:=25+25+20+20"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0" calcext:value-type="float">
            <text:p>0</text:p>
          </table:table-cell>
          <table:table-cell table:formula="of:=0.6*[.F19]+0.4*[.G19]" office:value-type="float" office:value="23.4" calcext:value-type="float">
            <text:p>23.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table:formula="of:=20+12.5+12.5+12.5" office:value-type="float" office:value="57.5" calcext:value-type="float">
            <text:p>57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0.6*[.F20]+0.4*[.G20]" office:value-type="float" office:value="49.6" calcext:value-type="float">
            <text:p>49.6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21]+0.4*[.G21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formula="of:=0.6*[.F22]+0.4*[.G22]" office:value-type="float" office:value="83.2" calcext:value-type="float">
            <text:p>83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23]+0.4*[.G23]" office:value-type="float" office:value="50.8" calcext:value-type="float">
            <text:p>50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office:value-type="string" calcext:value-type="string">
            <text:p>Risma Fitriyani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0.6*[.F24]+0.4*[.G24]" office:value-type="float" office:value="3.6" calcext:value-type="float">
            <text:p>3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formula="of:=0.6*[.F25]+0.4*[.G25]"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26]+0.4*[.G26]" office:value-type="float" office:value="44.8" calcext:value-type="float">
            <text:p>44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0.6*[.F27]+0.4*[.G27]" office:value-type="float" office:value="43.6" calcext:value-type="float">
            <text:p>43.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0.6*[.F28]+0.4*[.G28]" office:value-type="float" office:value="61" calcext:value-type="float">
            <text:p>6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29]+0.4*[.G29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1" office:value-type="float" office:value="4171071" calcext:value-type="float">
            <text:p>4171071</text:p>
          </table:table-cell>
          <table:table-cell table:style-name="ce21" office:value-type="string" calcext:value-type="string">
            <text:p>Syachrul</text:p>
          </table:table-cell>
          <table:table-cell table:style-name="ce21" table:formula="of:=20+25+25+25" office:value-type="float" office:value="95" calcext:value-type="float">
            <text:p>95</text:p>
          </table:table-cell>
          <table:table-cell table:style-name="ce23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formula="of:=0.6*[.F30]+0.4*[.G30]" office:value-type="float" office:value="0" calcext:value-type="float">
            <text:p>0</text:p>
          </table:table-cell>
          <table:table-cell table:style-name="ce21"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31]+0.4*[.G31]" office:value-type="float" office:value="50.8" calcext:value-type="float">
            <text:p>50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32]+0.4*[.G32]" office:value-type="float" office:value="50.8" calcext:value-type="float">
            <text:p>50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formula="of:=0.6*[.F33]+0.4*[.G33]" office:value-type="float" office:value="68.2" calcext:value-type="float">
            <text:p>68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0.6*[.F34]+0.4*[.G34]" office:value-type="float" office:value="52.6" calcext:value-type="float">
            <text:p>52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0.6*[.F35]+0.4*[.G35]" office:value-type="float" office:value="56.8" calcext:value-type="float">
            <text:p>56.8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36]+0.4*[.G36]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</table:table>
      <table:table table:name="A.tugas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51007" calcext:value-type="float">
            <text:p>4151007</text:p>
          </table:table-cell>
          <table:table-cell table:formula="of:=25+15+20+2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61002" calcext:value-type="float">
            <text:p>4161002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10" calcext:value-type="float">
            <text:p>4161010</text:p>
          </table:table-cell>
          <table:table-cell table:formula="of:=25+12.5+12.5+12.5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4161021" calcext:value-type="float">
            <text:p>416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61036" calcext:value-type="float">
            <text:p>4161036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41" calcext:value-type="float">
            <text:p>416104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51" calcext:value-type="float">
            <text:p>416105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1" calcext:value-type="float">
            <text:p>4171001</text:p>
          </table:table-cell>
          <table:table-cell table:formula="of:=25+15+25+1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03" calcext:value-type="float">
            <text:p>4171003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4" calcext:value-type="float">
            <text:p>4171004</text:p>
          </table:table-cell>
          <table:table-cell table:formula="of:=20+20+12.5+25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4171005" calcext:value-type="float">
            <text:p>4171005</text:p>
          </table:table-cell>
          <table:table-cell table:formula="of:=20+20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6" calcext:value-type="float">
            <text:p>4171006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8" calcext:value-type="float">
            <text:p>417100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1" calcext:value-type="float">
            <text:p>417101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3" calcext:value-type="float">
            <text:p>417101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4" calcext:value-type="float">
            <text:p>4171014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5" calcext:value-type="float">
            <text:p>417101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6" calcext:value-type="float">
            <text:p>417101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7" calcext:value-type="float">
            <text:p>4171017</text:p>
          </table:table-cell>
          <table:table-cell table:formula="of:=25+12.5+25+25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4171019" calcext:value-type="float">
            <text:p>417101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1" calcext:value-type="float">
            <text:p>417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3" calcext:value-type="float">
            <text:p>4171023</text:p>
          </table:table-cell>
          <table:table-cell table:formula="of:=25+15+12.5+15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171025" calcext:value-type="float">
            <text:p>4171025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26" calcext:value-type="float">
            <text:p>4171026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27" calcext:value-type="float">
            <text:p>417102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9" calcext:value-type="float">
            <text:p>41710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2" calcext:value-type="float">
            <text:p>417103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3" calcext:value-type="float">
            <text:p>4171033</text:p>
          </table:table-cell>
          <table:table-cell table:formula="of:=25+25+20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4" calcext:value-type="float">
            <text:p>4171034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36" calcext:value-type="float">
            <text:p>417103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7" calcext:value-type="float">
            <text:p>417103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8" calcext:value-type="float">
            <text:p>4171038</text:p>
          </table:table-cell>
          <table:table-cell table:formula="of:=25+25+25+2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39" calcext:value-type="float">
            <text:p>4171039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A.tugas2" table:style-name="ta1">
        <table:table-column table:style-name="co4" table:default-cell-style-name="ce16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1019" table:default-cell-style-name="Default"/>
        <table:table-row table:style-name="ro1">
          <table:table-cell table:style-name="ce15" office:value-type="string" calcext:value-type="string">
            <text:p>NIM</text:p>
          </table:table-cell>
          <table:table-cell table:style-name="ce1" office:value-type="string" calcext:value-type="string">
            <text:p>NO.1</text:p>
          </table:table-cell>
          <table:table-cell table:style-name="ce1" office:value-type="string" calcext:value-type="string">
            <text:p>NO.2</text:p>
          </table:table-cell>
          <table:table-cell table:style-name="ce1" office:value-type="string" calcext:value-type="string">
            <text:p>NO.3</text:p>
          </table:table-cell>
          <table:table-cell table:style-name="ce1" office:value-type="string" calcext:value-type="string">
            <text:p>NO.4 (bonus, salah soal)</text:p>
          </table:table-cell>
          <table:table-cell table:style-name="ce1" office:value-type="string" calcext:value-type="string">
            <text:p>NO.5</text:p>
          </table:table-cell>
          <table:table-cell table:style-name="ce1" office:value-type="string" calcext:value-type="string">
            <text:p>TOTAL</text:p>
          </table:table-cell>
          <table:table-cell table:style-name="ce14"/>
          <table:table-cell table:style-name="ce15" office:value-type="string" calcext:value-type="string">
            <text:p>NIM</text:p>
          </table:table-cell>
          <table:table-cell table:style-name="ce14" office:value-type="string" calcext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0417103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SUM([.B2:.F2])/COUNT([.B2:.F2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51007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61002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4:.F4])/COUNT([.B4:.F4])" office:value-type="float" office:value="44" calcext:value-type="float">
            <text:p>44</text:p>
          </table:table-cell>
          <table:table-cell/>
          <table:table-cell table:style-name="ce16" office:value-type="string" calcext:value-type="string">
            <text:p>04161021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61041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SUM([.B6:.F6])/COUNT([.B6:.F6])" office:value-type="float" office:value="96" calcext:value-type="float">
            <text:p>96</text:p>
          </table:table-cell>
          <table:table-cell/>
          <table:table-cell table:style-name="ce16" office:value-type="string" calcext:value-type="string">
            <text:p>04161051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71001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03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64" calcext:value-type="float">
            <text:p>64</text:p>
          </table:table-cell>
          <table:table-cell/>
          <table:table-cell table:style-name="ce16" office:value-type="string" calcext:value-type="string">
            <text:p>0417100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SUM([.B10:.F10])/COUNT([.B10:.F10])" office:value-type="float" office:value="52" calcext:value-type="float">
            <text:p>52</text:p>
          </table:table-cell>
          <table:table-cell/>
          <table:table-cell table:style-name="ce16" office:value-type="string" calcext:value-type="string">
            <text:p>04171005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1:.F11])/COUNT([.B11:.F11])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0417100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0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2:.F12])/COUNT([.B12:.F12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71008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3:.F13])/COUNT([.B13:.F13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11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3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15:.F15])/COUNT([.B15:.F15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1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5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6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04171017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1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2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0:.F20])/COUNT([.B20:.F20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71021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5100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1:.F21])/COUNT([.B21:.F21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3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5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3:.F23])/COUNT([.B23:.F23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6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27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SUM([.B25:.F25])/COUNT([.B25:.F25])" office:value-type="float" office:value="96" calcext:value-type="float">
            <text:p>96</text:p>
          </table:table-cell>
          <table:table-cell/>
          <table:table-cell table:style-name="ce16" office:value-type="string" calcext:value-type="string">
            <text:p>0417102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6:.F26])/COUNT([.B26:.F26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31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7:.F27])/COUNT([.B27:.F27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71032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8:.F28])/COUNT([.B28:.F28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33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3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0:.F30])/COUNT([.B30:.F30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36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1:.F31])/COUNT([.B31:.F31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37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2:.F32])/COUNT([.B32:.F32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38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.tugas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table:formula="of:=25+20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table:formula="of:=25+25+20+2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table:formula="of:=20+12.5+12.5+2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57" calcext:value-type="float">
            <text:p>4171057</text:p>
          </table:table-cell>
          <table:table-cell table:formula="of:=20+12.5+12.5+12.5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4171071" calcext:value-type="float">
            <text:p>4171071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table:formula="of:=20+25+12.5+25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B.Tugas2" table:style-name="ta1"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O.1</text:p>
          </table:table-cell>
          <table:table-cell table:style-name="ce5" office:value-type="string" calcext:value-type="string">
            <text:p>NO.2</text:p>
          </table:table-cell>
          <table:table-cell table:style-name="ce5" office:value-type="string" calcext:value-type="string">
            <text:p>NO.3</text:p>
          </table:table-cell>
          <table:table-cell table:style-name="ce5" office:value-type="string" calcext:value-type="string">
            <text:p>NO.4 (bonus, salah soal)</text:p>
          </table:table-cell>
          <table:table-cell table:style-name="ce5" office:value-type="string" calcext:value-type="string">
            <text:p>NO.5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:.F2])/COUNT([.B2:.F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4:.F4])/COUNT([.B4:.F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6:.F6])/COUNT([.B6:.F6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0:.F10])/COUNT([.B10:.F10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1:.F11])/COUNT([.B11:.F11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2:.F12])/COUNT([.B12:.F12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3:.F13])/COUNT([.B13:.F13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5:.F15])/COUNT([.B15:.F15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68" calcext:value-type="float">
            <text:p>68</text:p>
          </table:table-cell>
        </table:table-row>
        <table:table-row table:style-name="ro1">
          <table:table-cell table:style-name="ce6" office:value-type="float" office:value="4171057" calcext:value-type="float">
            <text:p>4171057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SUM([.B20:.F20])/COUNT([.B20:.F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058" calcext:value-type="float">
            <text:p>41710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1:.F21])/COUNT([.B21:.F2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3:.F23])/COUNT([.B23:.F2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5:.F25])/COUNT([.B25:.F2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6:.F26])/COUNT([.B26:.F2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7:.F27])/COUNT([.B27:.F2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8:.F28])/COUNT([.B28:.F28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0:.F30])/COUNT([.B30:.F30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1:.F31])/COUNT([.B31:.F3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2:.F32])/COUNT([.B32:.F32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3:.F33])/COUNT([.B33:.F33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4:.F34])/COUNT([.B34:.F34])" office:value-type="float" office:value="72" calcext:value-type="float">
            <text:p>72</text:p>
          </table:table-cell>
        </table:table-row>
      </table:table>
      <table:table table:name="A.UTS" table:style-name="ta1"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IL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7" calcext:value-type="float">
            <text:p>41510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2" calcext:value-type="float">
            <text:p>4161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10" calcext:value-type="float">
            <text:p>4161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1021" calcext:value-type="float">
            <text:p>4161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36" calcext:value-type="float">
            <text:p>4161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1041" calcext:value-type="float">
            <text:p>41610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61051" calcext:value-type="float">
            <text:p>4161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1063" calcext:value-type="float">
            <text:p>41610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71001" calcext:value-type="float">
            <text:p>4171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03" calcext:value-type="float">
            <text:p>41710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1004" calcext:value-type="float">
            <text:p>4171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05" calcext:value-type="float">
            <text:p>4171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06" calcext:value-type="float">
            <text:p>4171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1008" calcext:value-type="float">
            <text:p>4171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11" calcext:value-type="float">
            <text:p>417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1013" calcext:value-type="float">
            <text:p>4171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14" calcext:value-type="float">
            <text:p>4171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15" calcext:value-type="float">
            <text:p>4171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71016" calcext:value-type="float">
            <text:p>4171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17" calcext:value-type="float">
            <text:p>4171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71019" calcext:value-type="float">
            <text:p>4171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21" calcext:value-type="float">
            <text:p>417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23" calcext:value-type="float">
            <text:p>4171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71025" calcext:value-type="float">
            <text:p>41710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26" calcext:value-type="float">
            <text:p>41710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1027" calcext:value-type="float">
            <text:p>41710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28" calcext:value-type="float">
            <text:p>4171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29" calcext:value-type="float">
            <text:p>41710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71031" calcext:value-type="float">
            <text:p>4171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32" calcext:value-type="float">
            <text:p>41710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71033" calcext:value-type="float">
            <text:p>41710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34" calcext:value-type="float">
            <text:p>4171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36" calcext:value-type="float">
            <text:p>4171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1037" calcext:value-type="float">
            <text:p>4171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38" calcext:value-type="float">
            <text:p>41710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71039" calcext:value-type="float">
            <text:p>417103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B.UTS" table:style-name="ta1">
        <table:table-column table:style-name="co4" table:number-columns-repeated="4" table:default-cell-style-name="Default"/>
        <table:table-column table:style-name="co4" table:default-cell-style-name="ce2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ILAI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151004" calcext:value-type="float">
            <text:p>415100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3" calcext:value-type="float">
            <text:p>4161003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71071" calcext:value-type="float">
            <text:p>41710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.Perbaikan.UTS" table:style-name="ta1">
        <table:table-column table:style-name="co11" table:default-cell-style-name="ce2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ILAI</text:p>
          </table:table-cell>
        </table:table-row>
        <table:table-row table:style-name="ro1">
          <table:table-cell table:style-name="Default"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/>
        </table:table-row>
        <table:table-row table:style-name="ro1">
          <table:table-cell table:style-name="Default" office:value-type="float" office:value="4161003" calcext:value-type="float">
            <text:p>4161003</text:p>
          </table:table-cell>
          <table:table-cell table:style-name="ce11" office:value-type="string" calcext:value-type="string">
            <text:p>Ahmad Budi Mulia</text:p>
          </table:table-cell>
          <table:table-cell/>
        </table:table-row>
        <table:table-row table:style-name="ro1">
          <table:table-cell table:style-name="Default"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/>
        </table:table-row>
        <table:table-row table:style-name="ro1">
          <table:table-cell table:style-name="Default" office:value-type="float" office:value="4161062" calcext:value-type="float">
            <text:p>4161062</text:p>
          </table:table-cell>
          <table:table-cell office:value-type="string" calcext:value-type="string">
            <text:p>Reno Reynaldi</text:p>
          </table:table-cell>
          <table:table-cell/>
        </table:table-row>
        <table:table-row table:style-name="ro1">
          <table:table-cell table:style-name="Default" office:value-type="float" office:value="4161079" calcext:value-type="float">
            <text:p>4161079</text:p>
          </table:table-cell>
          <table:table-cell office:value-type="string" calcext:value-type="string">
            <text:p>Yosua Tuwaidan</text:p>
          </table:table-cell>
          <table:table-cell/>
        </table:table-row>
        <table:table-row table:style-name="ro1">
          <table:table-cell table:style-name="Default"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/>
        </table:table-row>
        <table:table-row table:style-name="ro1">
          <table:table-cell table:style-name="Default"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/>
        </table:table-row>
        <table:table-row table:style-name="ro1">
          <table:table-cell table:style-name="Default"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/>
        </table:table-row>
        <table:table-row table:style-name="ro1">
          <table:table-cell table:style-name="Default"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/>
        </table:table-row>
        <table:table-row table:style-name="ro1">
          <table:table-cell table:style-name="Default"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/>
        </table:table-row>
        <table:table-row table:style-name="ro1">
          <table:table-cell table:style-name="Default"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/>
        </table:table-row>
        <table:table-row table:style-name="ro1">
          <table:table-cell table:style-name="Default" office:value-type="float" office:value="4171048" calcext:value-type="float">
            <text:p>4171048</text:p>
          </table:table-cell>
          <table:table-cell office:value-type="string" calcext:value-type="string">
            <text:p>Muhammad Rizky</text:p>
          </table:table-cell>
          <table:table-cell/>
        </table:table-row>
        <table:table-row table:style-name="ro1">
          <table:table-cell table:style-name="Default"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/>
        </table:table-row>
        <table:table-row table:style-name="ro1">
          <table:table-cell table:style-name="Default"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/>
        </table:table-row>
        <table:table-row table:style-name="ro1">
          <table:table-cell table:style-name="Default" office:value-type="float" office:value="4171052" calcext:value-type="float">
            <text:p>4171052</text:p>
          </table:table-cell>
          <table:table-cell office:value-type="string" calcext:value-type="string">
            <text:p>Novian Alfarizi</text:p>
          </table:table-cell>
          <table:table-cell/>
        </table:table-row>
        <table:table-row table:style-name="ro1">
          <table:table-cell table:style-name="Default"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/>
        </table:table-row>
        <table:table-row table:style-name="ro1">
          <table:table-cell table:style-name="Default"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/>
        </table:table-row>
        <table:table-row table:style-name="ro1">
          <table:table-cell table:style-name="Default"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/>
        </table:table-row>
        <table:table-row table:style-name="ro1">
          <table:table-cell table:style-name="Default"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/>
        </table:table-row>
        <table:table-row table:style-name="ro1">
          <table:table-cell table:style-name="Default"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table-cell/>
        </table:table-row>
        <table:table-row table:style-name="ro1">
          <table:table-cell table:style-name="Default"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/>
        </table:table-row>
        <table:table-row table:style-name="ro1">
          <table:table-cell table:style-name="Default"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/>
        </table:table-row>
        <table:table-row table:style-name="ro1">
          <table:table-cell table:style-name="Default" office:value-type="float" office:value="4171063" calcext:value-type="float">
            <text:p>4171063</text:p>
          </table:table-cell>
          <table:table-cell office:value-type="string" calcext:value-type="string">
            <text:p>Risma Fitriyani</text:p>
          </table:table-cell>
          <table:table-cell/>
        </table:table-row>
        <table:table-row table:style-name="ro1">
          <table:table-cell table:style-name="Default"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/>
        </table:table-row>
        <table:table-row table:style-name="ro1">
          <table:table-cell table:style-name="Default"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/>
        </table:table-row>
        <table:table-row table:style-name="ro1">
          <table:table-cell table:style-name="Default"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/>
        </table:table-row>
        <table:table-row table:style-name="ro1">
          <table:table-cell table:style-name="Default"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/>
        </table:table-row>
        <table:table-row table:style-name="ro1">
          <table:table-cell table:style-name="Default"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table-cell/>
        </table:table-row>
        <table:table-row table:style-name="ro1">
          <table:table-cell table:style-name="ce10" office:value-type="float" office:value="4171071" calcext:value-type="float">
            <text:p>4171071</text:p>
          </table:table-cell>
          <table:table-cell table:style-name="ce10" office:value-type="string" calcext:value-type="string">
            <text:p>Syachrul</text:p>
          </table:table-cell>
          <table:table-cell/>
        </table:table-row>
        <table:table-row table:style-name="ro1">
          <table:table-cell table:style-name="Default"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/>
        </table:table-row>
        <table:table-row table:style-name="ro1">
          <table:table-cell table:style-name="Default"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/>
        </table:table-row>
        <table:table-row table:style-name="ro1">
          <table:table-cell table:style-name="Default"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/>
        </table:table-row>
        <table:table-row table:style-name="ro1">
          <table:table-cell table:style-name="Default"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/>
        </table:table-row>
        <table:table-row table:style-name="ro1">
          <table:table-cell table:style-name="Default"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/>
        </table:table-row>
        <table:table-row table:style-name="ro1">
          <table:table-cell table:style-name="Default"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Kelas B'.B3:'Kelas B'.D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.tugas1'.A2:'A.tugas1'.B3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.tugas2'.I2:'A.tugas2'.J3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.Tugas2'.A2:'B.Tugas2'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2:17:53.68307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1:56.982174032</meta:creation-date>
    <meta:editing-duration>PT10H44M16S</meta:editing-duration>
    <meta:editing-cycles>69</meta:editing-cycles>
    <meta:generator>LibreOffice/6.1.3.2$Linux_X86_64 LibreOffice_project/10$Build-2</meta:generator>
    <meta:initial-creator>Mifta Nur Farid</meta:initial-creator>
    <dc:date>2018-12-29T12:44:35.536949024</dc:date>
    <dc:creator>Mifta Nur Farid</dc:creator>
    <meta:document-statistic meta:table-count="9" meta:cell-count="1589" meta:object-count="0"/>
  </office:meta>
</office:document-meta>
</file>